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349E5A812F585C33B6A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Heading_20_1">
      <style:text-properties officeooo:rsid="01c66712" officeooo:paragraph-rsid="01c66712"/>
    </style:style>
    <style:style style:name="P9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8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9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1" draw:name="py3o.image(objects.mco_form_file_pic21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1" draw:name="py3o.image(objects.mco_form_file_pic17.mco_form_file_data, 'png', width=6, height=9, isb64=True)" text:anchor-type="as-char" svg:width="5.001cm" svg:height="7.5cm" draw:z-index="5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1" draw:name="py3o.image(objects.mco_form_file_pic20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1" draw:name="py3o.image(objects.mco_form_file_pic18.mco_form_file_data,'png',width=6,height=9,isb64=True)" text:anchor-type="as-char" svg:width="5.001cm" svg:height="7.5cm" draw:z-index="3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1" draw:name="py3o.image(objects.mco_form_file_pic19.mco_form_file_data,'png',width=6,height=9,isb64=True)" text:anchor-type="as-char" svg:width="5.001cm" svg:height="7.5cm" draw:z-index="4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7"><draw:image xlink:href="Pictures/100090220000520800007404EA2E7FD9011E788A.svg" xlink:type="simple" xlink:show="embed" xlink:actuate="onLoad"/><draw:image xlink:href="Pictures/100002010000025300000349E5A812F585C33B6A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53:54.520975631</dc:date>
    <meta:editing-duration>P4DT21H38M20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